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textarea-horizontal-align="left" draw:textarea-vertical-align="bottom" draw:auto-grow-height="fals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text-properties fo:font-size="24pt" style:font-size-asian="18pt" style:font-size-complex="18pt"/>
    </style:style>
    <style:style style:name="P2" style:family="paragraph">
      <loext:graphic-properties draw:fill="none" draw:fill-color="#ffffff"/>
      <style:text-properties fo:font-size="24pt" style:font-size-asian="18pt" style:font-size-complex="18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cm" svg:height="1cm" svg:x="13.5cm" svg:y="10cm">
          <draw:text-box>
            <text:p text:style-name="P1">1</text:p>
            <text:p text:style-name="P1">2</text:p>
            <text:p text:style-name="P1">3</text:p>
            <text:p text:style-name="P1">4</text:p>
            <text:p text:style-name="P1">5</text:p>
            <text:p text:style-name="P1">6</text:p>
            <text:p text:style-name="P1">7</text:p>
            <text:p text:style-name="P1">8</text:p>
            <text:p text:style-name="P1">9</text:p>
            <text:p text:style-name="P1">0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8T22:48:44.600000000</meta:creation-date>
    <dc:date>2016-05-08T22:49:54.667000000</dc:date>
    <meta:editing-duration>PT1M10S</meta:editing-duration>
    <meta:editing-cycles>1</meta:editing-cycles>
    <meta:document-statistic meta:object-count="24"/>
    <meta:generator>LibreOffice/5.1.2.2$Windows_X86_64 LibreOffice_project/d3bf12ecb743fc0d20e0be0c58ca359301eb705f</meta:generator>
  </office:meta>
</office:document-meta>
</file>